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officeooo:paragraph-rsid="000eb2b3"/>
    </style:style>
    <style:style style:name="P3" style:family="paragraph" style:parent-style-name="Standard">
      <style:text-properties fo:language="de" fo:country="DE" officeooo:paragraph-rsid="000fb36a"/>
    </style:style>
    <style:style style:name="P4" style:family="paragraph" style:parent-style-name="Standard">
      <style:text-properties fo:language="de" fo:country="DE" officeooo:rsid="00116cbb" officeooo:paragraph-rsid="00116cbb"/>
    </style:style>
    <style:style style:name="P5" style:family="paragraph" style:parent-style-name="Standard">
      <style:text-properties fo:language="de" fo:country="DE" officeooo:rsid="001f358f" officeooo:paragraph-rsid="00160b0c" fo:background-color="transparent"/>
    </style:style>
    <style:style style:name="P6" style:family="paragraph" style:parent-style-name="Standard">
      <style:text-properties fo:language="de" fo:country="DE" officeooo:rsid="001ec2c7" officeooo:paragraph-rsid="0011e483" fo:background-color="transparent"/>
    </style:style>
    <style:style style:name="P7" style:family="paragraph" style:parent-style-name="Standard">
      <style:text-properties fo:language="de" fo:country="DE" officeooo:rsid="0027c661" officeooo:paragraph-rsid="001ad8b6" fo:background-color="transparent"/>
    </style:style>
    <style:style style:name="P8" style:family="paragraph" style:parent-style-name="Standard">
      <style:text-properties fo:language="de" fo:country="DE" officeooo:rsid="001ad8b6" officeooo:paragraph-rsid="001ad8b6" fo:background-color="transparent"/>
    </style:style>
    <style:style style:name="P9" style:family="paragraph" style:parent-style-name="Standard">
      <style:text-properties fo:language="de" fo:country="DE" style:text-underline-style="none" officeooo:rsid="001d3ff4" officeooo:paragraph-rsid="0011e483" fo:background-color="transparent"/>
    </style:style>
    <style:style style:name="P10" style:family="paragraph" style:parent-style-name="Standard">
      <style:text-properties fo:language="de" fo:country="DE" style:text-underline-style="none" officeooo:rsid="001de9fb" officeooo:paragraph-rsid="0011e483" fo:background-color="transparent"/>
    </style:style>
    <style:style style:name="P11" style:family="paragraph" style:parent-style-name="Standard">
      <style:text-properties fo:language="de" fo:country="DE" style:text-underline-style="none" officeooo:rsid="001ec2c7" officeooo:paragraph-rsid="0011e483" fo:background-color="transparent"/>
    </style:style>
    <style:style style:name="P12" style:family="paragraph" style:parent-style-name="Standard">
      <style:text-properties fo:language="de" fo:country="DE" style:text-underline-style="none" officeooo:rsid="00211f5f" officeooo:paragraph-rsid="0011e483" fo:background-color="transparent"/>
    </style:style>
    <style:style style:name="P13" style:family="paragraph" style:parent-style-name="Standard">
      <style:text-properties fo:language="de" fo:country="DE" officeooo:paragraph-rsid="0012730b"/>
    </style:style>
    <style:style style:name="P14" style:family="paragraph" style:parent-style-name="Standard">
      <style:text-properties fo:language="de" fo:country="DE" officeooo:paragraph-rsid="00146b76"/>
    </style:style>
    <style:style style:name="P15" style:family="paragraph" style:parent-style-name="Standard">
      <style:text-properties fo:language="de" fo:country="DE" officeooo:paragraph-rsid="00160b0c"/>
    </style:style>
    <style:style style:name="P16" style:family="paragraph" style:parent-style-name="Standard">
      <style:text-properties fo:language="de" fo:country="DE" officeooo:rsid="00160b0c" officeooo:paragraph-rsid="00160b0c"/>
    </style:style>
    <style:style style:name="P17" style:family="paragraph" style:parent-style-name="Standard">
      <style:text-properties fo:language="de" fo:country="DE" officeooo:paragraph-rsid="0018d51c"/>
    </style:style>
    <style:style style:name="P18" style:family="paragraph" style:parent-style-name="Standard">
      <style:text-properties fo:language="de" fo:country="DE" officeooo:rsid="001ac109" officeooo:paragraph-rsid="001ac109"/>
    </style:style>
    <style:style style:name="P19" style:family="paragraph" style:parent-style-name="Standard">
      <style:text-properties fo:language="de" fo:country="DE" style:text-underline-style="solid" style:text-underline-width="auto" style:text-underline-color="font-color" officeooo:rsid="001ec2c7" officeooo:paragraph-rsid="0011e483" fo:background-color="transparent"/>
    </style:style>
    <style:style style:name="P20" style:family="paragraph" style:parent-style-name="Standard">
      <style:text-properties fo:language="de" fo:country="DE" style:text-underline-style="solid" style:text-underline-width="auto" style:text-underline-color="font-color" officeooo:rsid="001f358f" officeooo:paragraph-rsid="00160b0c" fo:background-color="transparent"/>
    </style:style>
    <style:style style:name="P21" style:family="paragraph" style:parent-style-name="Standard">
      <style:text-properties fo:language="de" fo:country="DE" officeooo:rsid="00146b76" officeooo:paragraph-rsid="00146b76"/>
    </style:style>
    <style:style style:name="P22" style:family="paragraph" style:parent-style-name="Standard">
      <style:text-properties officeooo:rsid="001ec2c7" officeooo:paragraph-rsid="00116cbb" fo:background-color="transparent"/>
    </style:style>
    <style:style style:name="P23" style:family="paragraph" style:parent-style-name="Standard">
      <style:text-properties officeooo:rsid="001f358f" officeooo:paragraph-rsid="00160b0c" fo:background-color="transparent"/>
    </style:style>
    <style:style style:name="P24" style:family="paragraph" style:parent-style-name="Standard">
      <style:text-properties officeooo:rsid="001d3ff4" officeooo:paragraph-rsid="00160b0c" fo:background-color="transparent"/>
    </style:style>
    <style:style style:name="P25" style:family="paragraph" style:parent-style-name="Standard">
      <style:text-properties officeooo:rsid="0022ed6b" officeooo:paragraph-rsid="00160b0c" fo:background-color="transparent"/>
    </style:style>
    <style:style style:name="P26" style:family="paragraph" style:parent-style-name="Standard">
      <style:text-properties officeooo:rsid="0027c661" officeooo:paragraph-rsid="001ad8b6" fo:background-color="transparent"/>
    </style:style>
    <style:style style:name="P27" style:family="paragraph" style:parent-style-name="Standard">
      <style:text-properties officeooo:rsid="0027c661" officeooo:paragraph-rsid="001b78ee" fo:background-color="transparent"/>
    </style:style>
    <style:style style:name="P28" style:family="paragraph" style:parent-style-name="Standard">
      <style:text-properties officeooo:rsid="001ad8b6" officeooo:paragraph-rsid="001ad8b6"/>
    </style:style>
    <style:style style:name="P29" style:family="paragraph" style:parent-style-name="Standard">
      <style:text-properties style:text-underline-style="solid" style:text-underline-width="auto" style:text-underline-color="font-color" officeooo:rsid="00168ebe" officeooo:paragraph-rsid="00160b0c" fo:background-color="transparent"/>
    </style:style>
    <style:style style:name="P30" style:family="paragraph" style:parent-style-name="Horizontal_20_Line">
      <style:text-properties fo:language="de" fo:country="DE" officeooo:rsid="00116cbb"/>
    </style:style>
    <style:style style:name="P31" style:family="paragraph" style:parent-style-name="Standard">
      <style:text-properties fo:language="de" fo:country="DE"/>
    </style:style>
    <style:style style:name="P32" style:family="paragraph" style:parent-style-name="Standard">
      <style:text-properties fo:language="de" fo:country="DE" officeooo:paragraph-rsid="000fb36a"/>
    </style:style>
    <style:style style:name="P33" style:family="paragraph" style:parent-style-name="Standard">
      <style:text-properties fo:language="de" fo:country="DE" officeooo:rsid="0027c661" officeooo:paragraph-rsid="001ad8b6" fo:background-color="transparent"/>
    </style:style>
    <style:style style:name="P34" style:family="paragraph" style:parent-style-name="Standard">
      <style:paragraph-properties fo:text-align="center" style:justify-single-word="false"/>
      <style:text-properties fo:language="de" fo:country="DE" officeooo:rsid="0021274f" officeooo:paragraph-rsid="0021274f"/>
    </style:style>
    <style:style style:name="P35" style:family="paragraph" style:parent-style-name="Standard">
      <style:paragraph-properties fo:text-align="center" style:justify-single-word="false"/>
      <style:text-properties fo:language="de" fo:country="DE" style:text-underline-style="none" officeooo:rsid="0021274f" officeooo:paragraph-rsid="0021274f" fo:background-color="transparent"/>
    </style:style>
    <style:style style:name="T1" style:family="text">
      <style:text-properties officeooo:rsid="000fb36a"/>
    </style:style>
    <style:style style:name="T2" style:family="text">
      <style:text-properties fo:background-color="#fff200" loext:char-shading-value="0"/>
    </style:style>
    <style:style style:name="T3" style:family="text">
      <style:text-properties officeooo:rsid="00146b76" fo:background-color="#fff200" loext:char-shading-value="0"/>
    </style:style>
    <style:style style:name="T4" style:family="text">
      <style:text-properties fo:color="#ce181e"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1e483"/>
    </style:style>
    <style:style style:name="T7" style:family="text">
      <style:text-properties style:text-underline-style="solid" style:text-underline-width="auto" style:text-underline-color="font-color" fo:background-color="#81d41a" loext:char-shading-value="0"/>
    </style:style>
    <style:style style:name="T8" style:family="text">
      <style:text-properties style:text-underline-style="solid" style:text-underline-width="auto" style:text-underline-color="font-color" officeooo:rsid="00168ebe"/>
    </style:style>
    <style:style style:name="T9" style:family="text">
      <style:text-properties style:text-underline-style="solid" style:text-underline-width="auto" style:text-underline-color="font-color" officeooo:rsid="001b78ee"/>
    </style:style>
    <style:style style:name="T10" style:family="text">
      <style:text-properties fo:background-color="#81d41a" loext:char-shading-value="0"/>
    </style:style>
    <style:style style:name="T11" style:family="text">
      <style:text-properties fo:background-color="#ff8000" loext:char-shading-value="0"/>
    </style:style>
    <style:style style:name="T12" style:family="text">
      <style:text-properties officeooo:rsid="0011e074" fo:background-color="#ff8000" loext:char-shading-value="0"/>
    </style:style>
    <style:style style:name="T13" style:family="text">
      <style:text-properties officeooo:rsid="00160b0c" fo:background-color="#ff8000" loext:char-shading-value="0"/>
    </style:style>
    <style:style style:name="T14" style:family="text">
      <style:text-properties officeooo:rsid="001ad8b6" fo:background-color="#ff8000" loext:char-shading-value="0"/>
    </style:style>
    <style:style style:name="T15" style:family="text">
      <style:text-properties officeooo:rsid="0011e483"/>
    </style:style>
    <style:style style:name="T16" style:family="text">
      <style:text-properties style:text-underline-style="none" officeooo:rsid="0011e483"/>
    </style:style>
    <style:style style:name="T17" style:family="text">
      <style:text-properties style:text-underline-style="none" officeooo:rsid="001b78ee"/>
    </style:style>
    <style:style style:name="T18" style:family="text">
      <style:text-properties fo:language="de" fo:country="DE"/>
    </style:style>
    <style:style style:name="T19" style:family="text">
      <style:text-properties fo:language="de" fo:country="DE" style:text-underline-style="solid" style:text-underline-width="auto" style:text-underline-color="font-color"/>
    </style:style>
    <style:style style:name="T20" style:family="text">
      <style:text-properties fo:background-color="#ffff00" loext:char-shading-value="0"/>
    </style:style>
    <style:style style:name="T21" style:family="text">
      <style:text-properties officeooo:rsid="001ac109" fo:background-color="#ffff00" loext:char-shading-value="0"/>
    </style:style>
    <style:style style:name="T22" style:family="text">
      <style:text-properties officeooo:rsid="00168ebe"/>
    </style:style>
    <style:style style:name="T23" style:family="text">
      <style:text-properties officeooo:rsid="001ad8b6"/>
    </style:style>
    <style:style style:name="T24" style:family="text">
      <style:text-properties officeooo:rsid="001b78ee"/>
    </style:style>
    <style:style style:name="T25" style:family="text">
      <style:text-properties officeooo:rsid="001f71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text:p>
      <text:p text:style-name="P3"/>
      <text:p text:style-name="P3">Die Nachricht kam völlig überraschend.</text:p>
      <text:p text:style-name="P3">Marlene sollte in den <text:span text:style-name="T1">V</text:span>orruhestand geschickt werden, weil die Versicherungsagentur, bei der sie beschäftigt war, ihren Standort in Dortmund aufgeben und über hundert Arbeitsplätze abbauen würde.</text:p>
      <text:p text:style-name="P3">Eigentlich hätte sie froh sein sollen, denn die Arbeit fiel ihr in letzter Zeit immer schwerer.</text:p>
      <text:p text:style-name="P3">Jeden Tag kam sie spätnachmittags total gestresst und todmüde nach Hause und war meist nur noch in</text:p>
      <text:p text:style-name="P3">der Lage, ein Bad zu nehmen und den Abend vor dem Fernseher zu verbringen.</text:p>
      <text:p text:style-name="P3">Äußerst selten gelang es ihrer Freundin Vera, sie zu überreden, mit ihr ins Kino zu gehen, zum Italiener oder zu einer dieser <text:span text:style-name="T12">Unkraut</text:span><text:span text:style-name="T11">.</text:span></text:p>
      <text:p text:style-name="P3">Andererseits war Marlene erst sechsundfünfzig und kerngesund.</text:p>
      <text:p text:style-name="P3">Sie gehörte noch lange nicht zum alten Eisen und brauchte <text:span text:style-name="T12">Anlage.</text:span></text:p>
      <text:p text:style-name="P3">Also meldete sie sich in einem Fitnessstudio an, merkte aber schnell, dass das nicht das Richtige</text:p>
      <text:p text:style-name="P3">für sie war.</text:p>
      <text:p text:style-name="P3">Unter all den jungen Frauen mit ihren Topmodelfiguren und den Muskelmännern kam sie sich einfach fehl am Platz vor.</text:p>
      <text:p text:style-name="P3">Bei der Volkshochschule belegte Marlene einen Literaturkurs und ging auch regelmäßig zu <text:span text:style-name="T12">Paradies.</text:span></text:p>
      <text:p text:style-name="P3">Sie las für ihr Leben gern.</text:p>
      <text:p text:style-name="P1">Schon lange dachte sie darüber nach, selbst ein Buch zu schreiben.</text:p>
      <text:p text:style-name="P3">Jetzt war dafür Zeit genug.</text:p>
      <text:p text:style-name="P3">Zunächst versuchte sie sich darin, Kurzgeschichten zu verfassen.</text:p>
      <text:p text:style-name="P3">Aber das war nicht tagesfüllend.</text:p>
      <text:p text:style-name="P1">Marlene fühlte sich nicht ausgelastet und litt unter <text:span text:style-name="T12">Zeitung.</text:span></text:p>
      <text:p text:style-name="P1">Zum reinen Zeitvertreib studierte sie täglich intensiv den kompletten Anzeigenteil ihrer <text:span text:style-name="T10">Zeitung.</text:span> Vielleicht sollte ich auf eine Kontaktanzeige antworten, überlegte sie, rief sich dann aber in Erinnerung, dass sie sich nach ihrer Trennung von Klaus geschworen hatte, nie wieder ihr Herz an einen Mann zu verlieren.</text:p>
      <text:p text:style-name="P1">Der Schmerz saß immer noch tief.</text:p>
      <text:p text:style-name="P1">Und dann stach ihr dieses Inserat ins Auge: Kleingarten zu verpachten. 200 m2 Grundstück, Laube, Geräteschuppen, Wasser- und Stromanschluss vorhanden.</text:p>
      <text:p text:style-name="P3">Das ist es! Dass ich da nicht schon früher drauf gekommen bin, dachte Marlene.</text:p>
      <text:p text:style-name="P3">So ein Schrebergarten ist genau das Richtige für mich.</text:p>
      <text:p text:style-name="P3">Ich könnte mein eigenes Biogemüse anbauen, im Liegestuhl entspannen und lesen oder an meinem Buch schreiben, die Sonne genießen...</text:p>
      <text:p text:style-name="P1">Kurz entschlossen griff sie zum Telefon und vereinbarte einen <text:span text:style-name="T12">Anstrichs.</text:span></text:p>
      <text:p text:style-name="P1">Die Parzelle befand sich in einer Schrebergartenanlage am Stadtrand und sah extrem verwildert aus. Überall wucherte <text:span text:style-name="T10">Unkraut.</text:span></text:p>
      <text:p text:style-name="P3">Der Rasen war kniehoch und die Ligusterhecke hätte schon längst geschnitten werden müssen.</text:p>
      <text:p text:style-name="P3">Die Laube bedurfte dringend eines neuen <text:span text:style-name="T10">Anstrichs.</text:span></text:p>
      <text:p text:style-name="P3">Die Nachbargärten waren allesamt top gepflegt, dieser jedoch passte so gar nicht in die <text:span text:style-name="T10">Anlage.</text:span></text:p>
      <text:p text:style-name="P1">„Die Vorbesitzer haben sich hier schon ewig nicht mehr blicken lassen, deshalb wurde ihnen der Pachtvertrag gekündigt“, erklärte der Vorsitzende des Vereins, der mit der Vermittlung betraut war.</text:p>
      <text:p text:style-name="P3">„Wie Sie sehen, müssen Sie hier jede Menge <text:span text:style-name="T5">Arbeit</text:span> reinstecken.“</text:p>
      <text:p text:style-name="P3">Er musterte Marlene kritisch.</text:p>
      <text:p text:style-name="P3">Diese überlegte nicht lange, denn der Preis war wirklich ausgesprochen niedrig, und außerdem hatte sie ja alle Zeit der Welt, um aus dieser Wildwuchsparzelle eine Welnessoase zu zaubern.</text:p>
      <text:p text:style-name="P3">Sie sah es schon genau vor sich, ihr kleines <text:span text:style-name="T10">Paradies.</text:span></text:p>
      <text:p text:style-name="P3">Sie würde eine Kräuterspirale bauen und <text:span text:style-name="T4">Rosen</text:span> züchten.</text:p>
      <text:p text:style-name="P3"/>
      <text:p text:style-name="P4"><text:soft-page-break/>(Dauer ca. <text:span text:style-name="T15">2min 52s)</text:span></text:p>
      <text:p text:style-name="P22"/>
      <text:p text:style-name="P6"><text:span text:style-name="T15">L</text:span>etztes Nomen? <text:span text:style-name="T16">Arbeit vs. </text:span><text:span text:style-name="T6">Rosen</text:span></text:p>
      <text:p text:style-name="P19"/>
      <text:p text:style-name="P9">Die Versicherungsagentur, bei der Marlene beschäftigt war, hat ihren Standort in Dortmund aufgegeben. <text:span text:style-name="T6">Richtig</text:span><text:span text:style-name="T15"> vs. Falsch</text:span></text:p>
      <text:p text:style-name="P9"/>
      <text:p text:style-name="P10">Marlene <text:span text:style-name="T15">belegte </text:span>einen <text:span text:style-name="T15">Literatur</text:span>kurs <text:span text:style-name="T15">an der Universität</text:span>. <text:span text:style-name="T15">Richtig vs. </text:span><text:span text:style-name="T6">Falsch</text:span></text:p>
      <text:p text:style-name="P10"/>
      <text:p text:style-name="P10">Der Mann von dem Marlene sich getrennt hat heißt K<text:span text:style-name="T15">onrad</text:span>. <text:span text:style-name="T15">Richtig vs. </text:span><text:span text:style-name="T6">Falsch</text:span></text:p>
      <text:p text:style-name="P11"/>
      <text:p text:style-name="P12">Auf dem Gartengrundstück wächst eine <text:span text:style-name="T25">Thujen</text:span>hecke. <text:span text:style-name="T15">Richtig vs. </text:span><text:span text:style-name="T6">Falsch</text:span></text:p>
      <text:p text:style-name="P12"/>
      <text:p text:style-name="P30"/>
      <text:p text:style-name="P34">2</text:p>
      <text:p text:style-name="P34"/>
      <text:p text:style-name="P3">Vielleicht bekam sie ja sogar einen Pokal verliehen für die schönste Parzelle in der <text:span text:style-name="T13">Vollbart.</text:span></text:p>
      <text:p text:style-name="P2">Zwar hatte sie keinerlei Erfahrung in Gartengestaltung und noch nie in ihrem Leben irgendetwas</text:p>
      <text:p text:style-name="P13">angepflanzt, aber ihre Kakteenzucht auf der Fensterbank gedieh prächtig.</text:p>
      <text:p text:style-name="P13">Ein sicherer Beweis dafür, dass sie einen „grünen Daumen“ hatte, fand sie.</text:p>
      <text:p text:style-name="P13">Im Übrigen gab es ja das <text:span text:style-name="T13">Schuppen</text:span><text:span text:style-name="T11">.</text:span></text:p>
      <text:p text:style-name="P13">Sie fuhr zu diesem großen Gartencenter in dem neuen Industriegebiet und packte von der Heckenschere bis zur Grabegabel alle Gartengeräte in den riesigen Einkaufswagen, die laut Google für jeden Hobbygärtner unerlässlich sind.</text:p>
      <text:p text:style-name="P13">Marlene irrte durch den Laden, auf der Suche nach einer <text:span text:style-name="T10">Schubkarre.</text:span></text:p>
      <text:p text:style-name="P13">Das gibt`s doch nicht, dass hier kein Verkäufer rumläuft, den man mal was fragen kann.</text:p>
      <text:p text:style-name="P13">Inzwischen war sie völlig genervt.</text:p>
      <text:p text:style-name="P13">Doch dann blieb ihr Blick an einer Zwergengruppe hängen.</text:p>
      <text:p text:style-name="P13">Die Figuren zogen sie förmlich magisch an.</text:p>
      <text:p text:style-name="P13">Diese fünf Zwerge hatten so unheimlich echt aussehende <text:span text:style-name="T13">Schubkarre.</text:span></text:p>
      <text:p text:style-name="P13">Ihr schien, als hätte ihr der Zwerg mit der Schaufel eben zugezwinkert.</text:p>
      <text:p text:style-name="P13">Eigentlich konnte Marlene sich solchen „Luxus“ beim besten Willen nicht leisten, aber egal, sie musste diese Zwerge einfach haben, alle fünf.</text:p>
      <text:p text:style-name="P13">Der Zwerg mit dem Rasenmäher hatte dicke, rote Pausbacken, der daneben trug eine Brille und stützte sich auf seiner Schaufel ab, einer hielt einen Rechen in der Hand, ein anderer, der frech grinste, eine Heckenschere und einer schob eine <text:span text:style-name="T2">Schubkarre. </text:span><text:span text:style-name="T3">(-)</text:span></text:p>
      <text:p text:style-name="P13">Prompt fiel Marlene ein, wonach sie eigentlich gesucht hatte.</text:p>
      <text:p text:style-name="P13">Ach, eine Schubkarre bekomme ich sicher günstig bei <text:span text:style-name="T3">E</text:span><text:span text:style-name="T2">bay. </text:span><text:span text:style-name="T3">(-)</text:span></text:p>
      <text:p text:style-name="P13">Die kaufe ich dann halt im nächsten Monat, wenn es wieder Geld gegeben hat, dachte sie und machte sich auf den Weg zu den <text:span text:style-name="T13">Wiese.</text:span></text:p>
      <text:p text:style-name="P1">Als Marlene die neuen Gartengeräte im Schuppen verstaut hatte – die Zwerge stellte sie erst mal in die Laube – überlegte sie, wie sie nun arbeitstechnisch am besten vorgehen sollte.</text:p>
      <text:p text:style-name="P13">Zuerst kümmere ich mich um den Rasen, entschied sie und holte den Elektrorasenmäher, den sie von dem Vorbesitzer übernommen hatte, aus dem <text:span text:style-name="T10">Schuppen.</text:span></text:p>
      <text:p text:style-name="P13">Kaum hatte sie den Mäher eingeschaltet und ein Stück vor sich hergeschoben, gab er ein Brummen von sich, kurz darauf ging er aus.</text:p>
      <text:p text:style-name="P13">„Verdammter Mist!“, fluchte Marlene. „Was ist denn jetzt bloß mit dem blöden Ding los?!“</text:p>
      <text:p text:style-name="P13"><text:soft-page-break/>„Das Gras ist viel zu hoch. Die langen Grasbüschel werden sich in den Rotorblättern verfangen haben und blockieren sie“, ertönte eine tiefe Stimme aus dem Garten gegenüber.</text:p>
      <text:p text:style-name="P13">Marlene drehte sich zu dem Nachbarn um, einem grauhaarigen stattlichen Mann mit <text:span text:style-name="T10">Vollbart.</text:span></text:p>
      <text:p text:style-name="P13">Der Klugscheißer hat eine verblüffende Ähnlichkeit mit dem Zwerg mit der Heckenschere, dachte sie und machte sich daran, den Rasenmäher umzudrehen.</text:p>
      <text:p text:style-name="P13">So sehr sie sich auch anstrengte, es gelang ihr nicht.</text:p>
      <text:p text:style-name="P13">Sie war einfach zu schwach.</text:p>
      <text:p text:style-name="P13">Marlene ärgerte sich über sich selbst und erst recht darüber, dass der Besserwisser von gegenüber offenbar alles, was sie tat, genau beobachtete.</text:p>
      <text:p text:style-name="P13">Ungefragt kam er jetzt einfach in ihren <text:span text:style-name="T10">Garten.</text:span></text:p>
      <text:p text:style-name="P13">„Lassen Sie mich das mal machen“, sagte er. „Das ist doch Männerarbeit.“</text:p>
      <text:p text:style-name="P13">Sacht schob er sie zur Seite und schaffte es in wenigen Minuten, die Grasbüschel zu entfernen. Anschließend schaltete er den Rasenmäher an, um festzustellen, dass er nun wieder tadellos funktionierte.</text:p>
      <text:p text:style-name="P1">„Danke“, murmelte Marlene verschämt.</text:p>
      <text:p text:style-name="P1">„Keine Ursache“, sagte der Bärtige und reichte ihr die <text:span text:style-name="T13">Garten.</text:span></text:p>
      <text:p text:style-name="P1">„Theo Förster.“</text:p>
      <text:p text:style-name="P1">Marlene erwiderte den Handschlag und stellte sich ebenfalls vor: „Marlene Schmidt.“</text:p>
      <text:p text:style-name="P15">Sie deutete auf die <text:span text:style-name="T7">Wiese.</text:span></text:p>
      <text:p text:style-name="P15">„Wie krieg ich den <text:span text:style-name="T4">Rasen</text:span> denn so kurz, dass ich mähen kann?“ <text:s/></text:p>
      <text:p text:style-name="P14"/>
      <text:p text:style-name="P21">(Dauer: ca. 3min)</text:p>
      <text:p text:style-name="P16"/>
      <text:p text:style-name="P16">Letztes Nomen ? <text:span text:style-name="T5">Rasen</text:span> vs. Wiese</text:p>
      <text:p text:style-name="P16"/>
      <text:p text:style-name="P23">Sie hat eine Kakteenzucht auf ihrer Fensterbank. <text:span text:style-name="T8">Richtig</text:span><text:span text:style-name="T22"> vs. Falsch</text:span></text:p>
      <text:p text:style-name="P23"/>
      <text:p text:style-name="P5">Die Zwergengruppe besteht aus <text:span text:style-name="T22">vier</text:span> Zwergen. <text:span text:style-name="T22">Richtig vs. </text:span><text:span text:style-name="T8">Falsch</text:span></text:p>
      <text:p text:style-name="P20"/>
      <text:p text:style-name="P24">Der Zwerg mit dem Rasenmäher hatte dicke, rote Pausbacken. <text:span text:style-name="T8">Richtig</text:span><text:span text:style-name="T22"> vs. Falsch</text:span></text:p>
      <text:p text:style-name="P25"/>
      <text:p text:style-name="P25">Marlene denkt, der Nachbar habe eine verblüffende Ähnlichkeit mit dem Zwerg mit der <text:span text:style-name="T22">Schaufel</text:span>. <text:span text:style-name="T22">Richtig vs. </text:span><text:span text:style-name="T8">Falsch</text:span></text:p>
      <text:p text:style-name="P29"/>
      <text:p text:style-name="Horizontal_20_Line"/>
      <text:p text:style-name="P35">3</text:p>
      <text:p text:style-name="P35"/>
      <text:p text:style-name="P1">„Ich fürchte, Sie müssen vorher mit einer Sense ran“, meinte Theo.</text:p>
      <text:p text:style-name="P1">Sie seufzte. „Und wo bekomme ich jetzt `ne Sense her?“</text:p>
      <text:p text:style-name="P17">„Von mir. Ich hole sie.“</text:p>
      <text:p text:style-name="P17">Prompt setzte er sich in Bewegung und kam kurze Zeit später mit der Sense zurück.</text:p>
      <text:p text:style-name="P17">„Oh je, ist die riesig.“</text:p>
      <text:p text:style-name="P17">Übervorsichtig nahm Marlene das Gerät entgegen, weil sie fürchtete, sich an dem scharfen, langen Messer zu verletzen.</text:p>
      <text:p text:style-name="P17">Sie hatte keine Ahnung, wie sie nun vorgehen sollte.</text:p>
      <text:p text:style-name="P17">Das war Theo offenbar gleich klar, daher machte er es ihr vor.</text:p>
      <text:p text:style-name="P17">Bei ihm sah es so einfach aus, aber als Marlene es selbst versuchte, stellte sie sich so ungeschickt an, dass sie beinahe Theos rechte Wade erwischte.</text:p>
      <text:p text:style-name="P17"><text:soft-page-break/>Geistesgegenwärtig konnte er im letzten Moment gerade noch zur Seite springen.</text:p>
      <text:p text:style-name="P17">„Das müssen wir aber noch üben.“ Er grinste wieder, nahm es mit <text:span text:style-name="T10">Humor.</text:span></text:p>
      <text:p text:style-name="P1">Insgeheim hoffte Marlene, Theo würde ihr anbieten, die Wiese für sie zu schneiden. </text:p>
      <text:p text:style-name="P17">Aber das tat er nicht.</text:p>
      <text:p text:style-name="P17">„Ich gehe dann man wieder rüber“, sagte er. „Muss noch gießen. Frohes Schaffen!“</text:p>
      <text:p text:style-name="P17">„Gleichfalls“, erwiderte sie. Weg war er.</text:p>
      <text:p text:style-name="P17">Später kam er jedoch nochmal kurz vorbei und brachte Marlene ein Mettbrötchen mit <text:span text:style-name="T14">Handgelenk.</text:span></text:p>
      <text:p text:style-name="P17">„Zur Stärkung“, sagte er. „Das gibt Kraft. Habe ich heute früh frisch auf dem Markt gekauft.“</text:p>
      <text:p text:style-name="P17">„Danke.“ Herzhaft biss sie in das <text:span text:style-name="T14">Fortkommen.</text:span></text:p>
      <text:p text:style-name="P17">Erst jetzt merkte sie, wie hungrig sie war.</text:p>
      <text:p text:style-name="P17">Sie fragte sich, ob Theo wohl eine Ehefrau oder Lebensgefährtin hatte.</text:p>
      <text:p text:style-name="P17">Kann mir doch sowieso egal sein, schalt sie sich.</text:p>
      <text:p text:style-name="P17">Ich bin an keiner Beziehung interessiert.</text:p>
      <text:p text:style-name="P17">Verzweifelt mühte sie sich mit der Sense ab. Die Arbeit ging ihr sehr schwer von der <text:span text:style-name="T14">Garten.</text:span></text:p>
      <text:p text:style-name="P17">Nach mehr als einer Stunde sah man kaum eine <text:span text:style-name="T14">Besuch.</text:span></text:p>
      <text:p text:style-name="P17">Was für eine <text:span text:style-name="T20">Sisyphusarbeit. </text:span><text:span text:style-name="T21">(-)</text:span></text:p>
      <text:p text:style-name="P17">Jetzt schmerzte auch noch ihr rechter Arm und das <text:span text:style-name="T10">Handgelenk.</text:span></text:p>
      <text:p text:style-name="P17">Marlene hätte heulen können.</text:p>
      <text:p text:style-name="P17">Sie hatte keine Ahnung, wie sie es schaffen sollte, die vielen Quadratmeter Rasenfläche zu kürzen, aber eins wusste sie: für heute hatte sie jedenfalls genug.</text:p>
      <text:p text:style-name="P17">Am Ende kriege ich noch eine Sehnenscheidenentzündung, dachte sie und entschied, lieber dem Unkraut zu Leibe zu rücken.</text:p>
      <text:p text:style-name="P17">Doch auch diese Arbeit war müßig.</text:p>
      <text:p text:style-name="P17">Vogelmiere, Löwenzahn, Giersch, Brennnesseln und anderes Gestrüpp wucherte überall.</text:p>
      <text:p text:style-name="P17">Obwohl Marlenes Eimer bereits überquoll sah man einfach kein <text:span text:style-name="T10">Fortkommen.</text:span></text:p>
      <text:p text:style-name="P17">Sie seufzte. Dann tauchte Vera auf.</text:p>
      <text:p text:style-name="P17">„Ach du liebe Zeit!“, rief die Freundin schon von Weitem. „Da hast du dir ja was aufgehalst.“</text:p>
      <text:p text:style-name="P17">„Danke für die Motivation“, erwiderte Marlene angesäuert.</text:p>
      <text:p text:style-name="P17">Im Grunde genommen war sie aber froh über Veras <text:span text:style-name="T10">Besuch.</text:span></text:p>
      <text:p text:style-name="P17">Jetzt hatte sie wenigstens einen Vorwand, heute nicht mehr weiterschuften zu müssen.</text:p>
      <text:p text:style-name="P17">Als sie abends im Bett lag, fand sie keinen <text:span text:style-name="T14">Humor.</text:span></text:p>
      <text:p text:style-name="P17">Ständig grübelte sie darüber nach, wie sie aus dieser Wildwuchsparzelle einen passablen Schrebergarten zaubern könnte.</text:p>
      <text:p text:style-name="P17">Wenn ich in diesem Jahr noch etwas ernten will, muss ich mich mit dem Aussäen beeilen, überlegte sie. Das Frühjahr ist ja schon fast vorbei.</text:p>
      <text:p text:style-name="P17">In der Nacht wurde sie wach.</text:p>
      <text:p text:style-name="P17">Ihr war speiübel.</text:p>
      <text:p text:style-name="P17">Sie musste sich mehrfach übergeben.</text:p>
      <text:p text:style-name="P17">Dann bekam sie auch noch fürchterliche</text:p>
      <text:p text:style-name="P17">Bauschmerzen und <text:span text:style-name="T20">Durchfall. </text:span><text:span text:style-name="T21">(-)</text:span></text:p>
      <text:p text:style-name="P17">Sie dachte an das Mettbrötchen und musste direkt wieder erbrechen.</text:p>
      <text:p text:style-name="P17">Drei Tage war sie krank; am vierten <text:span text:style-name="T5">Tag</text:span> ging es ihr zwar noch nicht richtig gut, sie raffte sich aber dennoch auf und fuhr zum <text:span text:style-name="T10">Garten.</text:span></text:p>
      <text:p text:style-name="P17">Die frische <text:span text:style-name="T4">Luft </text:span>wird mir guttun.</text:p>
      <text:p text:style-name="P17">Ich muss mich ja nicht gleich wieder so verausgaben. </text:p>
      <text:p text:style-name="P17"/>
      <text:p text:style-name="P18">(Dauer: ca. 3min<text:span text:style-name="T23">)</text:span></text:p>
      <text:p text:style-name="P1"/>
      <text:p text:style-name="P28"><text:span text:style-name="T18">Letztes Nomen? </text:span><text:span text:style-name="T19">Luft</text:span><text:span text:style-name="T18"> vs. Tag</text:span></text:p>
      <text:p text:style-name="P26"><text:soft-page-break/></text:p>
      <text:p text:style-name="P27">Beim ersten Versuch mit der Sense, erwischte Marlene beinahe Theos <text:span text:style-name="T24">Wade</text:span>. <text:span text:style-name="T9">Richtig </text:span><text:span text:style-name="T17">vs. Falsch</text:span></text:p>
      <text:p text:style-name="P26"/>
      <text:p text:style-name="P26"/>
      <text:p text:style-name="P7"><text:span text:style-name="T23">Nach der Arbeit mit der Sense, widmete Marlene sich der Hecke</text:span>. <text:span text:style-name="T24">Richtig vs. </text:span><text:span text:style-name="T9">Falsch</text:span></text:p>
      <text:p text:style-name="P7"/>
      <text:p text:style-name="P8">Marlenes Freundin heißt Vera. <text:span text:style-name="T9">Richtig</text:span><text:span text:style-name="T24"> vs. Falsch</text:span></text:p>
      <text:p text:style-name="P8"/>
      <text:p text:style-name="P8">Marlene <text:span text:style-name="T24">fuhr am vierten Tag wieder zum Garten</text:span>. <text:span text:style-name="T9">Richtig</text:span><text:span text:style-name="T24"> vs. </text:span><text:span text:style-name="T17">Falsch</text:span></text:p>
      <text:p text:style-name="P7"/>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6:48:56.795625123</meta:creation-date>
    <dc:date>2020-03-11T10:01:51.846921662</dc:date>
    <meta:editing-duration>PT21M40S</meta:editing-duration>
    <meta:editing-cycles>11</meta:editing-cycles>
    <meta:generator>LibreOffice/6.1.5.2$Linux_X86_64 LibreOffice_project/10$Build-2</meta:generator>
    <meta:document-statistic meta:table-count="0" meta:image-count="0" meta:object-count="0" meta:page-count="5" meta:paragraph-count="142" meta:word-count="1725" meta:character-count="10889" meta:non-whitespace-character-count="9300"/>
  </office:meta>
</office:document-meta>
</file>